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E$4]*[.B4]/100" office:value-type="float" office:value="0.025" calcext:value-type="float">
            <text:p>0.025</text:p>
          </table:table-cell>
          <table:table-cell table:formula="of:=[.C4]*[.$H$4]" office:value-type="float" office:value="0.05" calcext:value-type="float">
            <text:p>0.05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p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$E$4]*[.B5]/100" office:value-type="float" office:value="0.05" calcext:value-type="float">
            <text:p>0.05</text:p>
          </table:table-cell>
          <table:table-cell table:formula="of:=[.C5]*[.$H$4]"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$E$4]*[.B6]/100" office:value-type="float" office:value="0.075" calcext:value-type="float">
            <text:p>0.075</text:p>
          </table:table-cell>
          <table:table-cell table:formula="of:=[.C6]*[.$H$4]" office:value-type="float" office:value="0.15" calcext:value-type="float">
            <text:p>0.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$E$4]*[.B7]/100" office:value-type="float" office:value="0.1" calcext:value-type="float">
            <text:p>0.1</text:p>
          </table:table-cell>
          <table:table-cell table:formula="of:=[.C7]*[.$H$4]" office:value-type="float" office:value="0.2" calcext:value-type="float">
            <text:p>0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$E$4]*[.B8]/100" office:value-type="float" office:value="0.125" calcext:value-type="float">
            <text:p>0.125</text:p>
          </table:table-cell>
          <table:table-cell table:formula="of:=[.C8]*[.$H$4]" office:value-type="float" office:value="0.25" calcext:value-type="float">
            <text:p>0.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$E$4]*[.B9]/100" office:value-type="float" office:value="0.15" calcext:value-type="float">
            <text:p>0.15</text:p>
          </table:table-cell>
          <table:table-cell table:formula="of:=[.C9]*[.$H$4]" office:value-type="float" office:value="0.3" calcext:value-type="float">
            <text:p>0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$E$4]*[.B10]/100" office:value-type="float" office:value="0.175" calcext:value-type="float">
            <text:p>0.175</text:p>
          </table:table-cell>
          <table:table-cell table:formula="of:=[.C10]*[.$H$4]" office:value-type="float" office:value="0.35" calcext:value-type="float">
            <text:p>0.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$E$4]*[.B11]/100" office:value-type="float" office:value="0.2" calcext:value-type="float">
            <text:p>0.2</text:p>
          </table:table-cell>
          <table:table-cell table:formula="of:=[.C11]*[.$H$4]" office:value-type="float" office:value="0.4" calcext:value-type="float">
            <text:p>0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$E$4]*[.B12]/100" office:value-type="float" office:value="0.225" calcext:value-type="float">
            <text:p>0.225</text:p>
          </table:table-cell>
          <table:table-cell table:formula="of:=[.C12]*[.$H$4]" office:value-type="float" office:value="0.45" calcext:value-type="float">
            <text:p>0.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$E$4]*[.B13]/100" office:value-type="float" office:value="0.25" calcext:value-type="float">
            <text:p>0.25</text:p>
          </table:table-cell>
          <table:table-cell table:formula="of:=[.C13]*[.$H$4]"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$E$4]*[.B14]/100" office:value-type="float" office:value="0.275" calcext:value-type="float">
            <text:p>0.275</text:p>
          </table:table-cell>
          <table:table-cell table:formula="of:=[.C14]*[.$H$4]" office:value-type="float" office:value="0.55" calcext:value-type="float">
            <text:p>0.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$E$4]*[.B15]/100" office:value-type="float" office:value="0.3" calcext:value-type="float">
            <text:p>0.3</text:p>
          </table:table-cell>
          <table:table-cell table:formula="of:=[.C15]*[.$H$4]" office:value-type="float" office:value="0.6" calcext:value-type="float">
            <text:p>0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$E$4]*[.B16]/100" office:value-type="float" office:value="0.325" calcext:value-type="float">
            <text:p>0.325</text:p>
          </table:table-cell>
          <table:table-cell table:formula="of:=[.C16]*[.$H$4]" office:value-type="float" office:value="0.65" calcext:value-type="float">
            <text:p>0.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$E$4]*[.B17]/100" office:value-type="float" office:value="0.35" calcext:value-type="float">
            <text:p>0.35</text:p>
          </table:table-cell>
          <table:table-cell table:formula="of:=[.C17]*[.$H$4]" office:value-type="float" office:value="0.7" calcext:value-type="float">
            <text:p>0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$E$4]*[.B18]/100" office:value-type="float" office:value="0.375" calcext:value-type="float">
            <text:p>0.375</text:p>
          </table:table-cell>
          <table:table-cell table:formula="of:=[.C18]*[.$H$4]" office:value-type="float" office:value="0.75" calcext:value-type="float">
            <text:p>0.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$E$4]*[.B19]/100" office:value-type="float" office:value="0.4" calcext:value-type="float">
            <text:p>0.4</text:p>
          </table:table-cell>
          <table:table-cell table:formula="of:=[.C19]*[.$H$4]" office:value-type="float" office:value="0.8" calcext:value-type="float">
            <text:p>0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$E$4]*[.B20]/100" office:value-type="float" office:value="0.425" calcext:value-type="float">
            <text:p>0.425</text:p>
          </table:table-cell>
          <table:table-cell table:formula="of:=[.C20]*[.$H$4]" office:value-type="float" office:value="0.85" calcext:value-type="float">
            <text:p>0.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$E$4]*[.B21]/100" office:value-type="float" office:value="0.45" calcext:value-type="float">
            <text:p>0.45</text:p>
          </table:table-cell>
          <table:table-cell table:formula="of:=[.C21]*[.$H$4]" office:value-type="float" office:value="0.9" calcext:value-type="float">
            <text:p>0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$E$4]*[.B22]/100" office:value-type="float" office:value="0.475" calcext:value-type="float">
            <text:p>0.475</text:p>
          </table:table-cell>
          <table:table-cell table:formula="of:=[.C22]*[.$H$4]" office:value-type="float" office:value="0.95" calcext:value-type="float">
            <text:p>0.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$E$4]*[.B23]/100" office:value-type="float" office:value="0.5" calcext:value-type="float">
            <text:p>0.5</text:p>
          </table:table-cell>
          <table:table-cell table:formula="of:=[.C23]*[.$H$4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$E$4]*[.B24]/100" office:value-type="float" office:value="0.525" calcext:value-type="float">
            <text:p>0.525</text:p>
          </table:table-cell>
          <table:table-cell table:formula="of:=[.C24]*[.$H$4]" office:value-type="float" office:value="1.05" calcext:value-type="float">
            <text:p>1.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$E$4]*[.B25]/100" office:value-type="float" office:value="0.55" calcext:value-type="float">
            <text:p>0.55</text:p>
          </table:table-cell>
          <table:table-cell table:formula="of:=[.C25]*[.$H$4]" office:value-type="float" office:value="1.1" calcext:value-type="float">
            <text:p>1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$E$4]*[.B26]/100" office:value-type="float" office:value="0.575" calcext:value-type="float">
            <text:p>0.575</text:p>
          </table:table-cell>
          <table:table-cell table:formula="of:=[.C26]*[.$H$4]" office:value-type="float" office:value="1.15" calcext:value-type="float">
            <text:p>1.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$E$4]*[.B27]/100" office:value-type="float" office:value="0.6" calcext:value-type="float">
            <text:p>0.6</text:p>
          </table:table-cell>
          <table:table-cell table:formula="of:=[.C27]*[.$H$4]" office:value-type="float" office:value="1.2" calcext:value-type="float">
            <text:p>1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$E$4]*[.B28]/100" office:value-type="float" office:value="0.625" calcext:value-type="float">
            <text:p>0.625</text:p>
          </table:table-cell>
          <table:table-cell table:formula="of:=[.C28]*[.$H$4]" office:value-type="float" office:value="1.25" calcext:value-type="float">
            <text:p>1.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$E$4]*[.B29]/100" office:value-type="float" office:value="0.65" calcext:value-type="float">
            <text:p>0.65</text:p>
          </table:table-cell>
          <table:table-cell table:formula="of:=[.C29]*[.$H$4]" office:value-type="float" office:value="1.3" calcext:value-type="float">
            <text:p>1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$E$4]*[.B30]/100" office:value-type="float" office:value="0.675" calcext:value-type="float">
            <text:p>0.675</text:p>
          </table:table-cell>
          <table:table-cell table:formula="of:=[.C30]*[.$H$4]" office:value-type="float" office:value="1.35" calcext:value-type="float">
            <text:p>1.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$E$4]*[.B31]/100" office:value-type="float" office:value="0.7" calcext:value-type="float">
            <text:p>0.7</text:p>
          </table:table-cell>
          <table:table-cell table:formula="of:=[.C31]*[.$H$4]" office:value-type="float" office:value="1.4" calcext:value-type="float">
            <text:p>1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$E$4]*[.B32]/100" office:value-type="float" office:value="0.725" calcext:value-type="float">
            <text:p>0.725</text:p>
          </table:table-cell>
          <table:table-cell table:formula="of:=[.C32]*[.$H$4]" office:value-type="float" office:value="1.45" calcext:value-type="float">
            <text:p>1.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$E$4]*[.B33]/100" office:value-type="float" office:value="0.75" calcext:value-type="float">
            <text:p>0.75</text:p>
          </table:table-cell>
          <table:table-cell table:formula="of:=[.C33]*[.$H$4]" office:value-type="float" office:value="1.5" calcext:value-type="float">
            <text:p>1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$E$4]*[.B34]/100" office:value-type="float" office:value="0.775" calcext:value-type="float">
            <text:p>0.775</text:p>
          </table:table-cell>
          <table:table-cell table:formula="of:=[.C34]*[.$H$4]" office:value-type="float" office:value="1.55" calcext:value-type="float">
            <text:p>1.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$E$4]*[.B35]/100" office:value-type="float" office:value="0.8" calcext:value-type="float">
            <text:p>0.8</text:p>
          </table:table-cell>
          <table:table-cell table:formula="of:=[.C35]*[.$H$4]" office:value-type="float" office:value="1.6" calcext:value-type="float">
            <text:p>1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[.$E$4]*[.B36]/100" office:value-type="float" office:value="0.825" calcext:value-type="float">
            <text:p>0.825</text:p>
          </table:table-cell>
          <table:table-cell table:formula="of:=[.C36]*[.$H$4]" office:value-type="float" office:value="1.65" calcext:value-type="float">
            <text:p>1.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[.$E$4]*[.B37]/100" office:value-type="float" office:value="0.85" calcext:value-type="float">
            <text:p>0.85</text:p>
          </table:table-cell>
          <table:table-cell table:formula="of:=[.C37]*[.$H$4]" office:value-type="float" office:value="1.7" calcext:value-type="float">
            <text:p>1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$E$4]*[.B38]/100" office:value-type="float" office:value="0.875" calcext:value-type="float">
            <text:p>0.875</text:p>
          </table:table-cell>
          <table:table-cell table:formula="of:=[.C38]*[.$H$4]" office:value-type="float" office:value="1.75" calcext:value-type="float">
            <text:p>1.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[.$E$4]*[.B39]/100" office:value-type="float" office:value="0.9" calcext:value-type="float">
            <text:p>0.9</text:p>
          </table:table-cell>
          <table:table-cell table:formula="of:=[.C39]*[.$H$4]" office:value-type="float" office:value="1.8" calcext:value-type="float">
            <text:p>1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[.$E$4]*[.B40]/100" office:value-type="float" office:value="0.925" calcext:value-type="float">
            <text:p>0.925</text:p>
          </table:table-cell>
          <table:table-cell table:formula="of:=[.C40]*[.$H$4]" office:value-type="float" office:value="1.85" calcext:value-type="float">
            <text:p>1.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$E$4]*[.B41]/100" office:value-type="float" office:value="0.95" calcext:value-type="float">
            <text:p>0.95</text:p>
          </table:table-cell>
          <table:table-cell table:formula="of:=[.C41]*[.$H$4]" office:value-type="float" office:value="1.9" calcext:value-type="float">
            <text:p>1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[.$E$4]*[.B42]/100" office:value-type="float" office:value="0.975" calcext:value-type="float">
            <text:p>0.975</text:p>
          </table:table-cell>
          <table:table-cell table:formula="of:=[.C42]*[.$H$4]" office:value-type="float" office:value="1.95" calcext:value-type="float">
            <text:p>1.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$E$4]*[.B43]/100" office:value-type="float" office:value="1" calcext:value-type="float">
            <text:p>1</text:p>
          </table:table-cell>
          <table:table-cell table:formula="of:=[.C43]*[.$H$4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$E$4]*[.B44]/100" office:value-type="float" office:value="1.025" calcext:value-type="float">
            <text:p>1.025</text:p>
          </table:table-cell>
          <table:table-cell table:formula="of:=[.C44]*[.$H$4]" office:value-type="float" office:value="2.05" calcext:value-type="float">
            <text:p>2.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[.$E$4]*[.B45]/100" office:value-type="float" office:value="1.05" calcext:value-type="float">
            <text:p>1.05</text:p>
          </table:table-cell>
          <table:table-cell table:formula="of:=[.C45]*[.$H$4]" office:value-type="float" office:value="2.1" calcext:value-type="float">
            <text:p>2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[.$E$4]*[.B46]/100" office:value-type="float" office:value="1.075" calcext:value-type="float">
            <text:p>1.075</text:p>
          </table:table-cell>
          <table:table-cell table:formula="of:=[.C46]*[.$H$4]" office:value-type="float" office:value="2.15" calcext:value-type="float">
            <text:p>2.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$E$4]*[.B47]/100" office:value-type="float" office:value="1.1" calcext:value-type="float">
            <text:p>1.1</text:p>
          </table:table-cell>
          <table:table-cell table:formula="of:=[.C47]*[.$H$4]" office:value-type="float" office:value="2.2" calcext:value-type="float">
            <text:p>2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$E$4]*[.B48]/100" office:value-type="float" office:value="1.125" calcext:value-type="float">
            <text:p>1.125</text:p>
          </table:table-cell>
          <table:table-cell table:formula="of:=[.C48]*[.$H$4]" office:value-type="float" office:value="2.25" calcext:value-type="float">
            <text:p>2.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[.$E$4]*[.B49]/100" office:value-type="float" office:value="1.15" calcext:value-type="float">
            <text:p>1.15</text:p>
          </table:table-cell>
          <table:table-cell table:formula="of:=[.C49]*[.$H$4]" office:value-type="float" office:value="2.3" calcext:value-type="float">
            <text:p>2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$E$4]*[.B50]/100" office:value-type="float" office:value="1.175" calcext:value-type="float">
            <text:p>1.175</text:p>
          </table:table-cell>
          <table:table-cell table:formula="of:=[.C50]*[.$H$4]" office:value-type="float" office:value="2.35" calcext:value-type="float">
            <text:p>2.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[.$E$4]*[.B51]/100" office:value-type="float" office:value="1.2" calcext:value-type="float">
            <text:p>1.2</text:p>
          </table:table-cell>
          <table:table-cell table:formula="of:=[.C51]*[.$H$4]" office:value-type="float" office:value="2.4" calcext:value-type="float">
            <text:p>2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[.$E$4]*[.B52]/100" office:value-type="float" office:value="1.225" calcext:value-type="float">
            <text:p>1.225</text:p>
          </table:table-cell>
          <table:table-cell table:formula="of:=[.C52]*[.$H$4]" office:value-type="float" office:value="2.45" calcext:value-type="float">
            <text:p>2.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$E$4]*[.B53]/100" office:value-type="float" office:value="1.25" calcext:value-type="float">
            <text:p>1.25</text:p>
          </table:table-cell>
          <table:table-cell table:formula="of:=[.C53]*[.$H$4]" office:value-type="float" office:value="2.5" calcext:value-type="float">
            <text:p>2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[.$E$4]*[.B54]/100" office:value-type="float" office:value="1.275" calcext:value-type="float">
            <text:p>1.275</text:p>
          </table:table-cell>
          <table:table-cell table:formula="of:=[.C54]*[.$H$4]" office:value-type="float" office:value="2.55" calcext:value-type="float">
            <text:p>2.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[.$E$4]*[.B55]/100" office:value-type="float" office:value="1.3" calcext:value-type="float">
            <text:p>1.3</text:p>
          </table:table-cell>
          <table:table-cell table:formula="of:=[.C55]*[.$H$4]" office:value-type="float" office:value="2.6" calcext:value-type="float">
            <text:p>2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[.$E$4]*[.B56]/100" office:value-type="float" office:value="1.325" calcext:value-type="float">
            <text:p>1.325</text:p>
          </table:table-cell>
          <table:table-cell table:formula="of:=[.C56]*[.$H$4]" office:value-type="float" office:value="2.65" calcext:value-type="float">
            <text:p>2.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[.$E$4]*[.B57]/100" office:value-type="float" office:value="1.35" calcext:value-type="float">
            <text:p>1.35</text:p>
          </table:table-cell>
          <table:table-cell table:formula="of:=[.C57]*[.$H$4]" office:value-type="float" office:value="2.7" calcext:value-type="float">
            <text:p>2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[.$E$4]*[.B58]/100" office:value-type="float" office:value="1.375" calcext:value-type="float">
            <text:p>1.375</text:p>
          </table:table-cell>
          <table:table-cell table:formula="of:=[.C58]*[.$H$4]" office:value-type="float" office:value="2.75" calcext:value-type="float">
            <text:p>2.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[.$E$4]*[.B59]/100" office:value-type="float" office:value="1.4" calcext:value-type="float">
            <text:p>1.4</text:p>
          </table:table-cell>
          <table:table-cell table:formula="of:=[.C59]*[.$H$4]" office:value-type="float" office:value="2.8" calcext:value-type="float">
            <text:p>2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[.$E$4]*[.B60]/100" office:value-type="float" office:value="1.425" calcext:value-type="float">
            <text:p>1.425</text:p>
          </table:table-cell>
          <table:table-cell table:formula="of:=[.C60]*[.$H$4]" office:value-type="float" office:value="2.85" calcext:value-type="float">
            <text:p>2.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[.$E$4]*[.B61]/100" office:value-type="float" office:value="1.45" calcext:value-type="float">
            <text:p>1.45</text:p>
          </table:table-cell>
          <table:table-cell table:formula="of:=[.C61]*[.$H$4]" office:value-type="float" office:value="2.9" calcext:value-type="float">
            <text:p>2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[.$E$4]*[.B62]/100" office:value-type="float" office:value="1.475" calcext:value-type="float">
            <text:p>1.475</text:p>
          </table:table-cell>
          <table:table-cell table:formula="of:=[.C62]*[.$H$4]" office:value-type="float" office:value="2.95" calcext:value-type="float">
            <text:p>2.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[.$E$4]*[.B63]/100" office:value-type="float" office:value="1.5" calcext:value-type="float">
            <text:p>1.5</text:p>
          </table:table-cell>
          <table:table-cell table:formula="of:=[.C63]*[.$H$4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[.$E$4]*[.B64]/100" office:value-type="float" office:value="1.525" calcext:value-type="float">
            <text:p>1.525</text:p>
          </table:table-cell>
          <table:table-cell table:formula="of:=[.C64]*[.$H$4]" office:value-type="float" office:value="3.05" calcext:value-type="float">
            <text:p>3.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[.$E$4]*[.B65]/100" office:value-type="float" office:value="1.55" calcext:value-type="float">
            <text:p>1.55</text:p>
          </table:table-cell>
          <table:table-cell table:formula="of:=[.C65]*[.$H$4]" office:value-type="float" office:value="3.1" calcext:value-type="float">
            <text:p>3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[.$E$4]*[.B66]/100" office:value-type="float" office:value="1.575" calcext:value-type="float">
            <text:p>1.575</text:p>
          </table:table-cell>
          <table:table-cell table:formula="of:=[.C66]*[.$H$4]" office:value-type="float" office:value="3.15" calcext:value-type="float">
            <text:p>3.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[.$E$4]*[.B67]/100" office:value-type="float" office:value="1.6" calcext:value-type="float">
            <text:p>1.6</text:p>
          </table:table-cell>
          <table:table-cell table:formula="of:=[.C67]*[.$H$4]" office:value-type="float" office:value="3.2" calcext:value-type="float">
            <text:p>3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[.$E$4]*[.B68]/100" office:value-type="float" office:value="1.625" calcext:value-type="float">
            <text:p>1.625</text:p>
          </table:table-cell>
          <table:table-cell table:formula="of:=[.C68]*[.$H$4]" office:value-type="float" office:value="3.25" calcext:value-type="float">
            <text:p>3.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[.$E$4]*[.B69]/100" office:value-type="float" office:value="1.65" calcext:value-type="float">
            <text:p>1.65</text:p>
          </table:table-cell>
          <table:table-cell table:formula="of:=[.C69]*[.$H$4]" office:value-type="float" office:value="3.3" calcext:value-type="float">
            <text:p>3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[.$E$4]*[.B70]/100" office:value-type="float" office:value="1.675" calcext:value-type="float">
            <text:p>1.675</text:p>
          </table:table-cell>
          <table:table-cell table:formula="of:=[.C70]*[.$H$4]" office:value-type="float" office:value="3.35" calcext:value-type="float">
            <text:p>3.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[.$E$4]*[.B71]/100" office:value-type="float" office:value="1.7" calcext:value-type="float">
            <text:p>1.7</text:p>
          </table:table-cell>
          <table:table-cell table:formula="of:=[.C71]*[.$H$4]" office:value-type="float" office:value="3.4" calcext:value-type="float">
            <text:p>3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[.$E$4]*[.B72]/100" office:value-type="float" office:value="1.725" calcext:value-type="float">
            <text:p>1.725</text:p>
          </table:table-cell>
          <table:table-cell table:formula="of:=[.C72]*[.$H$4]" office:value-type="float" office:value="3.45" calcext:value-type="float">
            <text:p>3.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[.$E$4]*[.B73]/100" office:value-type="float" office:value="1.75" calcext:value-type="float">
            <text:p>1.75</text:p>
          </table:table-cell>
          <table:table-cell table:formula="of:=[.C73]*[.$H$4]" office:value-type="float" office:value="3.5" calcext:value-type="float">
            <text:p>3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[.$E$4]*[.B74]/100" office:value-type="float" office:value="1.775" calcext:value-type="float">
            <text:p>1.775</text:p>
          </table:table-cell>
          <table:table-cell table:formula="of:=[.C74]*[.$H$4]" office:value-type="float" office:value="3.55" calcext:value-type="float">
            <text:p>3.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[.$E$4]*[.B75]/100" office:value-type="float" office:value="1.8" calcext:value-type="float">
            <text:p>1.8</text:p>
          </table:table-cell>
          <table:table-cell table:formula="of:=[.C75]*[.$H$4]" office:value-type="float" office:value="3.6" calcext:value-type="float">
            <text:p>3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[.$E$4]*[.B76]/100" office:value-type="float" office:value="1.825" calcext:value-type="float">
            <text:p>1.825</text:p>
          </table:table-cell>
          <table:table-cell table:formula="of:=[.C76]*[.$H$4]" office:value-type="float" office:value="3.65" calcext:value-type="float">
            <text:p>3.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[.$E$4]*[.B77]/100" office:value-type="float" office:value="1.85" calcext:value-type="float">
            <text:p>1.85</text:p>
          </table:table-cell>
          <table:table-cell table:formula="of:=[.C77]*[.$H$4]" office:value-type="float" office:value="3.7" calcext:value-type="float">
            <text:p>3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[.$E$4]*[.B78]/100" office:value-type="float" office:value="1.875" calcext:value-type="float">
            <text:p>1.875</text:p>
          </table:table-cell>
          <table:table-cell table:formula="of:=[.C78]*[.$H$4]" office:value-type="float" office:value="3.75" calcext:value-type="float">
            <text:p>3.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[.$E$4]*[.B79]/100" office:value-type="float" office:value="1.9" calcext:value-type="float">
            <text:p>1.9</text:p>
          </table:table-cell>
          <table:table-cell table:formula="of:=[.C79]*[.$H$4]" office:value-type="float" office:value="3.8" calcext:value-type="float">
            <text:p>3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formula="of:=[.$E$4]*[.B80]/100" office:value-type="float" office:value="1.925" calcext:value-type="float">
            <text:p>1.925</text:p>
          </table:table-cell>
          <table:table-cell table:formula="of:=[.C80]*[.$H$4]" office:value-type="float" office:value="3.85" calcext:value-type="float">
            <text:p>3.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[.$E$4]*[.B81]/100" office:value-type="float" office:value="1.95" calcext:value-type="float">
            <text:p>1.95</text:p>
          </table:table-cell>
          <table:table-cell table:formula="of:=[.C81]*[.$H$4]" office:value-type="float" office:value="3.9" calcext:value-type="float">
            <text:p>3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[.$E$4]*[.B82]/100" office:value-type="float" office:value="1.975" calcext:value-type="float">
            <text:p>1.975</text:p>
          </table:table-cell>
          <table:table-cell table:formula="of:=[.C82]*[.$H$4]" office:value-type="float" office:value="3.95" calcext:value-type="float">
            <text:p>3.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[.$E$4]*[.B83]/100" office:value-type="float" office:value="2" calcext:value-type="float">
            <text:p>2</text:p>
          </table:table-cell>
          <table:table-cell table:formula="of:=[.C83]*[.$H$4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formula="of:=[.$E$4]*[.B84]/100" office:value-type="float" office:value="2.025" calcext:value-type="float">
            <text:p>2.025</text:p>
          </table:table-cell>
          <table:table-cell table:formula="of:=[.C84]*[.$H$4]" office:value-type="float" office:value="4.05" calcext:value-type="float">
            <text:p>4.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[.$E$4]*[.B85]/100" office:value-type="float" office:value="2.05" calcext:value-type="float">
            <text:p>2.05</text:p>
          </table:table-cell>
          <table:table-cell table:formula="of:=[.C85]*[.$H$4]" office:value-type="float" office:value="4.1" calcext:value-type="float">
            <text:p>4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[.$E$4]*[.B86]/100" office:value-type="float" office:value="2.075" calcext:value-type="float">
            <text:p>2.075</text:p>
          </table:table-cell>
          <table:table-cell table:formula="of:=[.C86]*[.$H$4]" office:value-type="float" office:value="4.15" calcext:value-type="float">
            <text:p>4.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[.$E$4]*[.B87]/100" office:value-type="float" office:value="2.1" calcext:value-type="float">
            <text:p>2.1</text:p>
          </table:table-cell>
          <table:table-cell table:formula="of:=[.C87]*[.$H$4]" office:value-type="float" office:value="4.2" calcext:value-type="float">
            <text:p>4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[.$E$4]*[.B88]/100" office:value-type="float" office:value="2.125" calcext:value-type="float">
            <text:p>2.125</text:p>
          </table:table-cell>
          <table:table-cell table:formula="of:=[.C88]*[.$H$4]" office:value-type="float" office:value="4.25" calcext:value-type="float">
            <text:p>4.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formula="of:=[.$E$4]*[.B89]/100" office:value-type="float" office:value="2.15" calcext:value-type="float">
            <text:p>2.15</text:p>
          </table:table-cell>
          <table:table-cell table:formula="of:=[.C89]*[.$H$4]" office:value-type="float" office:value="4.3" calcext:value-type="float">
            <text:p>4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[.$E$4]*[.B90]/100" office:value-type="float" office:value="2.175" calcext:value-type="float">
            <text:p>2.175</text:p>
          </table:table-cell>
          <table:table-cell table:formula="of:=[.C90]*[.$H$4]" office:value-type="float" office:value="4.35" calcext:value-type="float">
            <text:p>4.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[.$E$4]*[.B91]/100" office:value-type="float" office:value="2.2" calcext:value-type="float">
            <text:p>2.2</text:p>
          </table:table-cell>
          <table:table-cell table:formula="of:=[.C91]*[.$H$4]" office:value-type="float" office:value="4.4" calcext:value-type="float">
            <text:p>4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formula="of:=[.$E$4]*[.B92]/100" office:value-type="float" office:value="2.225" calcext:value-type="float">
            <text:p>2.225</text:p>
          </table:table-cell>
          <table:table-cell table:formula="of:=[.C92]*[.$H$4]" office:value-type="float" office:value="4.45" calcext:value-type="float">
            <text:p>4.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[.$E$4]*[.B93]/100" office:value-type="float" office:value="2.25" calcext:value-type="float">
            <text:p>2.25</text:p>
          </table:table-cell>
          <table:table-cell table:formula="of:=[.C93]*[.$H$4]" office:value-type="float" office:value="4.5" calcext:value-type="float">
            <text:p>4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formula="of:=[.$E$4]*[.B94]/100" office:value-type="float" office:value="2.275" calcext:value-type="float">
            <text:p>2.275</text:p>
          </table:table-cell>
          <table:table-cell table:formula="of:=[.C94]*[.$H$4]" office:value-type="float" office:value="4.55" calcext:value-type="float">
            <text:p>4.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formula="of:=[.$E$4]*[.B95]/100" office:value-type="float" office:value="2.3" calcext:value-type="float">
            <text:p>2.3</text:p>
          </table:table-cell>
          <table:table-cell table:formula="of:=[.C95]*[.$H$4]" office:value-type="float" office:value="4.6" calcext:value-type="float">
            <text:p>4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formula="of:=[.$E$4]*[.B96]/100" office:value-type="float" office:value="2.325" calcext:value-type="float">
            <text:p>2.325</text:p>
          </table:table-cell>
          <table:table-cell table:formula="of:=[.C96]*[.$H$4]" office:value-type="float" office:value="4.65" calcext:value-type="float">
            <text:p>4.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[.$E$4]*[.B97]/100" office:value-type="float" office:value="2.35" calcext:value-type="float">
            <text:p>2.35</text:p>
          </table:table-cell>
          <table:table-cell table:formula="of:=[.C97]*[.$H$4]" office:value-type="float" office:value="4.7" calcext:value-type="float">
            <text:p>4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[.$E$4]*[.B98]/100" office:value-type="float" office:value="2.375" calcext:value-type="float">
            <text:p>2.375</text:p>
          </table:table-cell>
          <table:table-cell table:formula="of:=[.C98]*[.$H$4]" office:value-type="float" office:value="4.75" calcext:value-type="float">
            <text:p>4.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[.$E$4]*[.B99]/100" office:value-type="float" office:value="2.4" calcext:value-type="float">
            <text:p>2.4</text:p>
          </table:table-cell>
          <table:table-cell table:formula="of:=[.C99]*[.$H$4]" office:value-type="float" office:value="4.8" calcext:value-type="float">
            <text:p>4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formula="of:=[.$E$4]*[.B100]/100" office:value-type="float" office:value="2.425" calcext:value-type="float">
            <text:p>2.425</text:p>
          </table:table-cell>
          <table:table-cell table:formula="of:=[.C100]*[.$H$4]" office:value-type="float" office:value="4.85" calcext:value-type="float">
            <text:p>4.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formula="of:=[.$E$4]*[.B101]/100" office:value-type="float" office:value="2.45" calcext:value-type="float">
            <text:p>2.45</text:p>
          </table:table-cell>
          <table:table-cell table:formula="of:=[.C101]*[.$H$4]" office:value-type="float" office:value="4.9" calcext:value-type="float">
            <text:p>4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formula="of:=[.$E$4]*[.B102]/100" office:value-type="float" office:value="2.475" calcext:value-type="float">
            <text:p>2.475</text:p>
          </table:table-cell>
          <table:table-cell table:formula="of:=[.C102]*[.$H$4]" office:value-type="float" office:value="4.95" calcext:value-type="float">
            <text:p>4.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$E$4]*[.B103]/100" office:value-type="float" office:value="2.5" calcext:value-type="float">
            <text:p>2.5</text:p>
          </table:table-cell>
          <table:table-cell table:formula="of:=[.C103]*[.$H$4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formula="of:=SUM([.D4:.D103])" office:value-type="float" office:value="252.5" calcext:value-type="float">
            <text:p>252.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8T14:33:44.340754126</meta:creation-date>
    <dc:date>2019-12-08T14:56:37.094160947</dc:date>
    <meta:editing-duration>PT12M42S</meta:editing-duration>
    <meta:editing-cycles>1</meta:editing-cycles>
    <meta:document-statistic meta:table-count="1" meta:cell-count="307" meta:object-count="0"/>
    <meta:generator>LibreOffice/6.0.7.3$Linux_X86_64 LibreOffice_project/00m0$Build-3</meta:generator>
  </office:meta>
</office:document-meta>
</file>